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1.025cm" fo:break-before="auto" style:use-optimal-row-height="tru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1.2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27])" office:value-type="time" office:time-value="PT09H57M00S" calcext:value-type="time">
            <text:p>09:57:00</text:p>
          </table:table-cell>
          <table:table-cell table:style-name="ce13" table:formula="of:=SUM([.D3:.D41])" office:value-type="time" office:time-value="PT04H37M04S" calcext:value-type="time">
            <text:p>04:37:04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Default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6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Default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CT 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2]-[.D92]" office:value-type="time" office:time-value="PT00H05M00S" calcext:value-type="time">
            <text:p>00:05:00</text:p>
          </table:table-cell>
          <table:table-cell table:style-name="ce20" table:formula="of:=[.D92]/([.D92]+[.E9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3]-[.D93]" office:value-type="time" office:time-value="PT00H08M00S" calcext:value-type="time">
            <text:p>00:08:00</text:p>
          </table:table-cell>
          <table:table-cell table:style-name="ce20" table:formula="of:=[.D93]/([.D93]+[.E9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ho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4]-[.D94]" office:value-type="time" office:time-value="PT00H08M00S" calcext:value-type="time">
            <text:p>00:08:00</text:p>
          </table:table-cell>
          <table:table-cell table:style-name="ce20" table:formula="of:=[.D94]/([.D94]+[.E9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fe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5]-[.D95]" office:value-type="time" office:time-value="PT00H08M00S" calcext:value-type="time">
            <text:p>00:08:00</text:p>
          </table:table-cell>
          <table:table-cell table:style-name="ce20" table:formula="of:=[.D95]/([.D95]+[.E9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junior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6]-[.D96]" office:value-type="time" office:time-value="PT00H08M00S" calcext:value-type="time">
            <text:p>00:08:00</text:p>
          </table:table-cell>
          <table:table-cell table:style-name="ce20" table:formula="of:=[.D96]/([.D96]+[.E9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Manontany an ramose regle</text:p>
          </table:table-cell>
          <table:table-cell table:number-columns-repeated="102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5:07:13.6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3T17:14:51.294000000</dc:date>
    <meta:editing-duration>PT17H22M21S</meta:editing-duration>
    <meta:editing-cycles>150</meta:editing-cycles>
    <meta:generator>LibreOffice/7.2.4.1$Windows_X86_64 LibreOffice_project/27d75539669ac387bb498e35313b970b7fe9c4f9</meta:generator>
    <meta:document-statistic meta:table-count="1" meta:cell-count="482" meta:object-count="0"/>
  </office:meta>
</office:document-meta>
</file>